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voire la moquerie. Erf... Voilà qui ne disait rien qui vaille. Erland profita de ce premier contact visuel pour examiner d'un peu plus près sa créancière en devenir. Elle devait être sensiblement aussi vieille que lui. Son visage était plutôt agréable au regard, une mèche rebelle se balançant selon son bon vouloir devant ses yeux. Ses cheveux étaient d'ailleurs coupés relativement courts -plus courts que ceux d'Erland à vrai dire- ce qui lui donnait un air assez mature. Ses yeux rieurs et son sourire mutin semblaient témoigner d'une confiance en elle certaine mais son corps dégageait une impression un peu plus calme. Erland sourit. Ils étaient faits du même bois.</text:p>
      <text:p text:style-name="Standard"/>
      <text:p text:style-name="Standard">Sa risette s'agrandit encore un peu lorsqu'elle lui répondit finalement, imitant avec dérision le style rimique que le magicien avait lui-même utilisé un peu plus tôt pour se présenter à son public. Ce dernier garda le silence un instant, réfléchissant à comment il allait réagir, son sourire figé sur les lèvres. D'un côté, il ressentait à présent ce petit picotement agaçant de la frustration d'être moqué, celle qui vous fait instantanément détester la personne en face de vous. C'était l'un des soucis du garçon ; son égo. Si Astrid et lui passaient leur temps à s'envoyer des piques à longueur de journée, il avait plus de mal à supporter qu'une inconnue se moque de lui. Toujours le même problème de sale gosse qui avait grandi trop vite. D'un autre côté, il fallait reconnaître que la jeune femme s'en était très bien tirée. Sortir des rimes comme ça à l'improviste était loin d'être évident, et avoir le culot de les lui envoyer dans la tronche de la sorte attestait d'un caractère bien trempé, qui promettait d'être intéressant.</text:p>
      <text:p text:style-name="Standard"/>
      <text:p text:style-name="Standard">Que voilà une réponse bien subtile,</text:p>
      <text:p text:style-name="Standard">J'apprécie le verbe et la rime,</text:p>
      <text:p text:style-name="Standard"/>
      <text:p text:style-name="Standard">Si vous voulez correctement imiter mon style.</text:p>
      <text:p text:style-name="Standard"/>
      <text:p text:style-name="Standard">Se disant, Erland porta son verre à ses lèvres avec un air satisfait. Bien sûr, cela ne répondait pas du tout à la question initiale, mais il était tout de même important de montrer qui était le patron. Pour le reste... Eh bien, l'ancien noble avait décrété que la demoiselle méritait son attention. Elle avait fait preuve d'esprit et paraissait tout à fait qualifiée pour faire un très bon compagnon de beuverie. Alors son sourire s'accentua encore un peu.</text:p>
      <text:p text:style-name="Standard"/>
      <text:p text:style-name="Standard">-Mets-en deux ou trois et je te paierai une bière avec plaisir.</text:p>
      <text:p text:style-name="Standard"/>
      <text:p text:style-name="Standard">Le garçon semblait avoir du mal à se décider entre le tutoiement et le vouvoiement. Pas très important. Il trancherait en fonction de la suite de la conversation. Finalement, il leva sa pinte devant lui, incitant la comédienne à trinquer avec lui.</text:p>
      <text:p text:style-name="Standard"/>
      <text:p text:style-name="Standard">-Je m'appelle Erland. Tu peux m'appeler Mag'Oz si tu veux, mais c'est juste mon nom de scène et il est un peu pompeux ahah. C'est surtout pour impressionner les simples d'esprit. T'as vu mon passage sur scène ? T'en as pensé quoi ?</text:p>
      <text:p text:style-name="Standard"/>
      <text:p text:style-name="Standard">Yep, pas besoin de grand chose pour le lancer, le petit Ma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2-05T19:42:06.64</dc:date>
    <meta:editing-duration>PT2H44M12S</meta:editing-duration>
    <meta:editing-cycles>333</meta:editing-cycles>
    <meta:generator>OpenOffice/4.1.2$Win32 OpenOffice.org_project/412m3$Build-9782</meta:generator>
    <meta:document-statistic meta:table-count="0" meta:image-count="0" meta:object-count="0" meta:page-count="3" meta:paragraph-count="22" meta:word-count="1285" meta:character-count="7776"/>
  </office:meta>
</office:document-meta>
</file>